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Introspec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Introspector.getIterator( Object obj , Info 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SMethod.isCach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riptableIterator.ScriptableIterator( Scriptable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Method.JSMethod( Scriptable sco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ropertySet.isCach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Array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ropertyGet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Method.ge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ropertySet.JSPropertySet( Scriptable sco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ropertySet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Method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Introspector.getPropertyGet( Object obj , String identifier , Info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Method.invoke( Object thisArg , Object [ ] arg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criptable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Introspector.getMethod( Object obj , String methodName , Object [ ] args , Info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Introspec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ArrayIterator.n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ativeArray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tiveArrayIterator.NativeArrayIterator( NativeArray a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ropertySet.invoke( Object thisArg , Object rh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SPropertyGet.invoke( Object thisArg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criptableIterator.n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SIntrospector.getPropertySet( Object obj , String identifier , Object arg , Info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ropertyGet.JSPropertyGet( Scriptable sco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ropertyGet.isCach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Introspec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